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E0000002A34B90C3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d9110" officeooo:paragraph-rsid="000d9110"/>
    </style:style>
    <style:style style:name="P2" style:family="paragraph" style:parent-style-name="Standard">
      <style:text-properties officeooo:rsid="0015ce0a" officeooo:paragraph-rsid="0015ce0a"/>
    </style:style>
    <style:style style:name="P3" style:family="paragraph" style:parent-style-name="Standard">
      <style:text-properties officeooo:rsid="00179cac" officeooo:paragraph-rsid="00179cac"/>
    </style:style>
    <style:style style:name="T1" style:family="text">
      <style:text-properties officeooo:rsid="00121e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++</text:p>
      <text:p text:style-name="P1">Chapter <text:span text:style-name="T1">7.6</text:span></text:p>
      <text:p text:style-name="P1"/>
      <text:p text:style-name="P1"/>
      <text:p text:style-name="P3">/*</text:p>
      <text:p text:style-name="P3"><text:s/>* 08. Lo Shu Magic Square</text:p>
      <text:p text:style-name="P3"><text:s/>*</text:p>
      <text:p text:style-name="P3"><text:s/>* Validates a Lo Shu Magic Square with three rows and three columns,</text:p>
      <text:p text:style-name="P3"><text:s/>* to make sure all rows, columns and diagonals add up to the same number.</text:p>
      <text:p text:style-name="P3"><text:s/>* The square must also only contain the numbers 1-9 with no repeats.</text:p>
      <text:p text:style-name="P3"><text:s/>*/</text:p>
      <text:p text:style-name="P3"></text:p>
      <text:p text:style-name="P3">#include &lt;iostream&gt;</text:p>
      <text:p text:style-name="P3">#include &lt;vector&gt;</text:p>
      <text:p text:style-name="P3"></text:p>
      <text:p text:style-name="P3">using namespace std;</text:p>
      <text:p text:style-name="P3"></text:p>
      <text:p text:style-name="P3">const int ROW_COUNT = 3;</text:p>
      <text:p text:style-name="P3"></text:p>
      <text:p text:style-name="P3">bool isLoShuSquareValid(int[][ROW_COUNT]);</text:p>
      <text:p text:style-name="P3">bool isNumberFrequencyValid(int[][ROW_COUNT]);</text:p>
      <text:p text:style-name="P3">bool contains(int[], int, int);</text:p>
      <text:p text:style-name="P3">int getGroupSum(vector&lt;int&gt;);</text:p>
      <text:p text:style-name="P3">vector&lt;int&gt; getRow(int[][ROW_COUNT], int);</text:p>
      <text:p text:style-name="P3">vector&lt;int&gt; getColumn(int[][ROW_COUNT], int);</text:p>
      <text:p text:style-name="P3">vector&lt;int&gt; getTopDownDiagonal(int[][ROW_COUNT]);</text:p>
      <text:p text:style-name="P3">vector&lt;int&gt; getBottomUpDiagonal(int[][ROW_COUNT]);</text:p>
      <text:p text:style-name="P3"></text:p>
      <text:p text:style-name="P3">int main()</text:p>
      <text:p text:style-name="P3">{</text:p>
      <text:p text:style-name="P3"><text:tab/>int validLoShuSquare[][ROW_COUNT] = {</text:p>
      <text:p text:style-name="P3"><text:tab/><text:tab/>{ 4, 9, 2 },</text:p>
      <text:p text:style-name="P3"><text:tab/><text:tab/>{ 3, 5, 7 },</text:p>
      <text:p text:style-name="P3"><text:tab/><text:tab/>{ 8, 1, 6 }</text:p>
      <text:p text:style-name="P3"><text:tab/>};</text:p>
      <text:p text:style-name="P3"><text:tab/>if (isLoShuSquareValid(validLoShuSquare))</text:p>
      <text:p text:style-name="P3"><text:tab/>{</text:p>
      <text:p text:style-name="P3"><text:tab/><text:tab/>cout &lt;&lt; "The square is valid" &lt;&lt; endl;</text:p>
      <text:p text:style-name="P3"><text:tab/>}</text:p>
      <text:p text:style-name="P3"><text:tab/>else</text:p>
      <text:p text:style-name="P3"><text:tab/>{</text:p>
      <text:p text:style-name="P3"><text:tab/><text:tab/>cout &lt;&lt; "The square is not valid" &lt;&lt; endl;</text:p>
      <text:p text:style-name="P3"><text:tab/>}</text:p>
      <text:p text:style-name="P3"><text:tab/>return 0;</text:p>
      <text:p text:style-name="P3">}</text:p>
      <text:p text:style-name="P3"></text:p>
      <text:p text:style-name="P3">bool isLoShuSquareValid(int square[][ROW_COUNT])</text:p>
      <text:p text:style-name="P3">{</text:p>
      <text:p text:style-name="P3"><text:soft-page-break/><text:tab/>int firstRowSum = getGroupSum(getRow(square, 0));</text:p>
      <text:p text:style-name="P3"><text:tab/>bool sumsValid =</text:p>
      <text:p text:style-name="P3"><text:tab/><text:tab/>getGroupSum(getRow(square, 1)) == firstRowSum &amp;&amp;</text:p>
      <text:p text:style-name="P3"><text:tab/><text:tab/>getGroupSum(getRow(square, 2)) == firstRowSum &amp;&amp;</text:p>
      <text:p text:style-name="P3"><text:tab/><text:tab/>getGroupSum(getColumn(square, 0)) == firstRowSum &amp;&amp;</text:p>
      <text:p text:style-name="P3"><text:tab/><text:tab/>getGroupSum(getColumn(square, 1)) == firstRowSum &amp;&amp;</text:p>
      <text:p text:style-name="P3"><text:tab/><text:tab/>getGroupSum(getColumn(square, 2)) == firstRowSum &amp;&amp;</text:p>
      <text:p text:style-name="P3"><text:tab/><text:tab/>getGroupSum(getTopDownDiagonal(square)) == firstRowSum &amp;&amp;</text:p>
      <text:p text:style-name="P3"><text:tab/><text:tab/>getGroupSum(getBottomUpDiagonal(square)) == firstRowSum;</text:p>
      <text:p text:style-name="P3"><text:tab/>return sumsValid &amp;&amp; isNumberFrequencyValid(square);</text:p>
      <text:p text:style-name="P3">}</text:p>
      <text:p text:style-name="P3"></text:p>
      <text:p text:style-name="P3">int getGroupSum(vector&lt;int&gt; group)</text:p>
      <text:p text:style-name="P3">{</text:p>
      <text:p text:style-name="P3"><text:tab/>int sum = 0;</text:p>
      <text:p text:style-name="P3"><text:tab/>for (int i = 0; i &lt; group.size(); i++)</text:p>
      <text:p text:style-name="P3"><text:tab/>{</text:p>
      <text:p text:style-name="P3"><text:tab/><text:tab/>sum += group[i];</text:p>
      <text:p text:style-name="P3"><text:tab/>}</text:p>
      <text:p text:style-name="P3"><text:tab/>return sum;</text:p>
      <text:p text:style-name="P3">}</text:p>
      <text:p text:style-name="P3"></text:p>
      <text:p text:style-name="P3">vector&lt;int&gt; getRow(int square[][ROW_COUNT], const int rowNum)</text:p>
      <text:p text:style-name="P3">{</text:p>
      <text:p text:style-name="P3"><text:tab/>vector&lt;int&gt; row;</text:p>
      <text:p text:style-name="P3"><text:tab/>row.push_back(square[rowNum][0]);</text:p>
      <text:p text:style-name="P3"><text:tab/>row.push_back(square[rowNum][1]);</text:p>
      <text:p text:style-name="P3"><text:tab/>row.push_back(square[rowNum][2]);</text:p>
      <text:p text:style-name="P3"><text:tab/>return row;</text:p>
      <text:p text:style-name="P3">}</text:p>
      <text:p text:style-name="P3"></text:p>
      <text:p text:style-name="P3">vector&lt;int&gt; getColumn(int square[][ROW_COUNT], const int colNum)</text:p>
      <text:p text:style-name="P3">{</text:p>
      <text:p text:style-name="P3"><text:tab/>vector&lt;int&gt; column;</text:p>
      <text:p text:style-name="P3"><text:tab/>column.push_back(square[colNum][0]);</text:p>
      <text:p text:style-name="P3"><text:tab/>column.push_back(square[colNum][1]);</text:p>
      <text:p text:style-name="P3"><text:tab/>column.push_back(square[colNum][2]);</text:p>
      <text:p text:style-name="P3"><text:tab/>return column;</text:p>
      <text:p text:style-name="P3">}</text:p>
      <text:p text:style-name="P3"></text:p>
      <text:p text:style-name="P3">vector&lt;int&gt; getTopDownDiagonal(int square[][ROW_COUNT])</text:p>
      <text:p text:style-name="P3">{</text:p>
      <text:p text:style-name="P3"><text:tab/>vector&lt;int&gt; diagonal;</text:p>
      <text:p text:style-name="P3"><text:tab/>diagonal.push_back(square[0][0]);</text:p>
      <text:p text:style-name="P3"><text:tab/>diagonal.push_back(square[1][1]);</text:p>
      <text:p text:style-name="P3"><text:tab/>diagonal.push_back(square[2][2]);</text:p>
      <text:p text:style-name="P3"><text:tab/>return diagonal;</text:p>
      <text:p text:style-name="P3">}</text:p>
      <text:p text:style-name="P3"></text:p>
      <text:p text:style-name="P3"><text:soft-page-break/>vector&lt;int&gt; getBottomUpDiagonal(int square[][ROW_COUNT])</text:p>
      <text:p text:style-name="P3">{</text:p>
      <text:p text:style-name="P3"><text:tab/>vector&lt;int&gt; diagonal;</text:p>
      <text:p text:style-name="P3"><text:tab/>diagonal.push_back(square[2][0]);</text:p>
      <text:p text:style-name="P3"><text:tab/>diagonal.push_back(square[1][1]);</text:p>
      <text:p text:style-name="P3"><text:tab/>diagonal.push_back(square[0][2]);</text:p>
      <text:p text:style-name="P3"><text:tab/>return diagonal;</text:p>
      <text:p text:style-name="P3">}</text:p>
      <text:p text:style-name="P3"></text:p>
      <text:p text:style-name="P3">bool isNumberFrequencyValid(int square[][ROW_COUNT])</text:p>
      <text:p text:style-name="P3">{</text:p>
      <text:p text:style-name="P3"><text:tab/>const int FLAT_SQUARE_SIZE = 9;</text:p>
      <text:p text:style-name="P3"><text:tab/>int flatSquare[] = {</text:p>
      <text:p text:style-name="P3"><text:tab/><text:tab/>square[0][0],</text:p>
      <text:p text:style-name="P3"><text:tab/><text:tab/>square[0][1],</text:p>
      <text:p text:style-name="P3"><text:tab/><text:tab/>square[0][2],</text:p>
      <text:p text:style-name="P3"><text:tab/><text:tab/>square[1][0],</text:p>
      <text:p text:style-name="P3"><text:tab/><text:tab/>square[1][1],</text:p>
      <text:p text:style-name="P3"><text:tab/><text:tab/>square[1][2],</text:p>
      <text:p text:style-name="P3"><text:tab/><text:tab/>square[2][0],</text:p>
      <text:p text:style-name="P3"><text:tab/><text:tab/>square[2][1],</text:p>
      <text:p text:style-name="P3"><text:tab/><text:tab/>square[2][2]</text:p>
      <text:p text:style-name="P3"><text:tab/>};</text:p>
      <text:p text:style-name="P3"><text:tab/>for (int i = 0; i &lt; FLAT_SQUARE_SIZE; i++)</text:p>
      <text:p text:style-name="P3"><text:tab/>{</text:p>
      <text:p text:style-name="P3"><text:tab/><text:tab/>if (contains(flatSquare, FLAT_SQUARE_SIZE, i))</text:p>
      <text:p text:style-name="P3"><text:tab/><text:tab/>{</text:p>
      <text:p text:style-name="P3"><text:tab/><text:tab/><text:tab/>return true;</text:p>
      <text:p text:style-name="P3"><text:tab/><text:tab/>}</text:p>
      <text:p text:style-name="P3"><text:tab/>}</text:p>
      <text:p text:style-name="P3"><text:tab/>return false;</text:p>
      <text:p text:style-name="P3">}</text:p>
      <text:p text:style-name="P3"></text:p>
      <text:p text:style-name="P3">bool contains(int array[], int length, int num)</text:p>
      <text:p text:style-name="P3">{</text:p>
      <text:p text:style-name="P3"><text:tab/>for (int i = 0; i &lt; length; i++)</text:p>
      <text:p text:style-name="P3"><text:tab/>{</text:p>
      <text:p text:style-name="P3"><text:tab/><text:tab/>if (array[i] == num)</text:p>
      <text:p text:style-name="P3"><text:tab/><text:tab/>{</text:p>
      <text:p text:style-name="P3"><text:tab/><text:tab/><text:tab/>return true;</text:p>
      <text:p text:style-name="P3"><text:tab/><text:tab/>}</text:p>
      <text:p text:style-name="P3"><text:tab/>}</text:p>
      <text:p text:style-name="P3"><text:tab/>return false;</text:p>
      <text:p text:style-name="P3">}</text:p>
      <text:p text:style-name="P3"/>
      <text:p text:style-name="P3"><draw:frame draw:style-name="fr1" draw:name="Image1" text:anchor-type="paragraph" svg:x="0.5402in" svg:y="0.1583in" svg:width="5.4846in" svg:height="0.3283in" draw:z-index="0"><draw:image xlink:href="Pictures/10000000000002BE0000002A34B90C3C.png" xlink:type="simple" xlink:show="embed" xlink:actuate="onLoad"/></draw:frame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1:38:21.484846282</meta:creation-date>
    <dc:date>2015-07-07T09:58:09.580446021</dc:date>
    <meta:editing-duration>P0D</meta:editing-duration>
    <meta:editing-cycles>4</meta:editing-cycles>
    <meta:generator>LibreOffice/4.2.6.3$Linux_X86_64 LibreOffice_project/420$Build-3</meta:generator>
    <meta:document-statistic meta:table-count="0" meta:image-count="1" meta:object-count="0" meta:page-count="3" meta:paragraph-count="140" meta:word-count="340" meta:character-count="3052" meta:non-whitespace-character-count="2586"/>
  </office:meta>
</office:document-meta>
</file>